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1" svg:font-family="Meiryo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2" svg:font-family="Meiryo" style:font-family-generic="swiss" style:font-pitch="variable"/>
    <style:font-face style:name="Meiryo3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7ee9" officeooo:paragraph-rsid="00065574" style:font-weight-asian="bold" style:font-weight-complex="bold"/>
    </style:style>
    <style:style style:name="P2" style:family="paragraph" style:parent-style-name="Standard">
      <style:text-properties fo:font-weight="bold" officeooo:rsid="000887b1" officeooo:paragraph-rsid="000887b1" style:font-weight-asian="bold" style:font-weight-complex="bold"/>
    </style:style>
    <style:style style:name="P3" style:family="paragraph" style:parent-style-name="Standard">
      <style:text-properties officeooo:rsid="001f7ee9" officeooo:paragraph-rsid="00065574"/>
    </style:style>
    <style:style style:name="P4" style:family="paragraph" style:parent-style-name="Standard">
      <style:paragraph-properties fo:text-align="start" style:justify-single-word="false"/>
      <style:text-properties officeooo:rsid="001f7ee9" officeooo:paragraph-rsid="00065574"/>
    </style:style>
    <style:style style:name="P5" style:family="paragraph" style:parent-style-name="Standard">
      <style:text-properties fo:font-weight="normal" officeooo:rsid="000887b1" officeooo:paragraph-rsid="000887b1" style:font-weight-asian="normal" style:font-weight-complex="normal"/>
    </style:style>
    <style:style style:name="P6" style:family="paragraph" style:parent-style-name="Standard">
      <style:text-properties fo:font-weight="normal" officeooo:rsid="0008ab4e" officeooo:paragraph-rsid="0008ab4e" style:font-weight-asian="normal" style:font-weight-complex="normal"/>
    </style:style>
    <style:style style:name="P7" style:family="paragraph" style:parent-style-name="Standard">
      <style:text-properties fo:font-weight="normal" officeooo:rsid="0009fcba" officeooo:paragraph-rsid="0009fcba" style:font-weight-asian="normal" style:font-weight-complex="normal"/>
    </style:style>
    <style:style style:name="P8" style:family="paragraph" style:parent-style-name="Standard">
      <style:text-properties fo:font-weight="normal" officeooo:rsid="000c0f1a" officeooo:paragraph-rsid="000c0f1a" style:font-weight-asian="normal" style:font-weight-complex="normal"/>
    </style:style>
    <style:style style:name="P9" style:family="paragraph" style:parent-style-name="Standard">
      <style:text-properties fo:font-weight="normal" officeooo:rsid="0013ddee" officeooo:paragraph-rsid="0013ddee" style:font-weight-asian="normal" style:font-weight-complex="normal"/>
    </style:style>
    <style:style style:name="P10" style:family="paragraph" style:parent-style-name="Standard">
      <style:text-properties fo:font-weight="normal" officeooo:rsid="0022e849" officeooo:paragraph-rsid="0022e849" style:font-weight-asian="normal" style:font-weight-complex="normal"/>
    </style:style>
    <style:style style:name="P11" style:family="paragraph" style:parent-style-name="Standard">
      <style:text-properties fo:font-weight="normal" officeooo:rsid="0023da10" officeooo:paragraph-rsid="0023da10" style:font-weight-asian="normal" style:font-weight-complex="normal"/>
    </style:style>
    <style:style style:name="P12" style:family="paragraph" style:parent-style-name="Standard">
      <style:text-properties fo:font-weight="normal" officeooo:rsid="002423c6" officeooo:paragraph-rsid="002423c6" style:font-weight-asian="normal" style:font-weight-complex="normal"/>
    </style:style>
    <style:style style:name="P13" style:family="paragraph" style:parent-style-name="Standard">
      <style:text-properties fo:font-weight="normal" officeooo:rsid="0025cce7" officeooo:paragraph-rsid="0025cce7" style:font-weight-asian="normal" style:font-weight-complex="normal"/>
    </style:style>
    <style:style style:name="P14" style:family="paragraph" style:parent-style-name="Standard">
      <style:text-properties fo:font-weight="normal" officeooo:rsid="002ff904" officeooo:paragraph-rsid="002ff904" style:font-weight-asian="normal" style:font-weight-complex="normal"/>
    </style:style>
    <style:style style:name="P15" style:family="paragraph" style:parent-style-name="Standard">
      <style:text-properties fo:font-weight="normal" officeooo:rsid="0030efca" officeooo:paragraph-rsid="0030efca" style:font-weight-asian="normal" style:font-weight-complex="normal"/>
    </style:style>
    <style:style style:name="P16" style:family="paragraph" style:parent-style-name="Standard">
      <style:text-properties fo:font-weight="normal" officeooo:rsid="0032de75" officeooo:paragraph-rsid="0032de75" style:font-weight-asian="normal" style:font-weight-complex="normal"/>
    </style:style>
    <style:style style:name="P17" style:family="paragraph" style:parent-style-name="Standard">
      <style:text-properties fo:font-weight="normal" officeooo:rsid="0034614d" officeooo:paragraph-rsid="0034614d" style:font-weight-asian="normal" style:font-weight-complex="normal"/>
    </style:style>
    <style:style style:name="P18" style:family="paragraph" style:parent-style-name="Standard">
      <style:text-properties fo:font-weight="normal" officeooo:rsid="003885a1" officeooo:paragraph-rsid="003885a1" style:font-weight-asian="normal" style:font-weight-complex="normal"/>
    </style:style>
    <style:style style:name="P19" style:family="paragraph" style:parent-style-name="Standard">
      <style:text-properties style:font-name="Meiryo1" fo:font-weight="normal" officeooo:rsid="000fa10b" officeooo:paragraph-rsid="000fa10b" style:font-weight-asian="normal" style:font-weight-complex="normal"/>
    </style:style>
    <style:style style:name="P20" style:family="paragraph" style:parent-style-name="Standard">
      <style:text-properties style:font-name="Meiryo1" fo:font-weight="normal" officeooo:rsid="0021f46a" officeooo:paragraph-rsid="0021f46a" style:font-weight-asian="normal" style:font-weight-complex="normal"/>
    </style:style>
    <style:style style:name="P21" style:family="paragraph" style:parent-style-name="Standard">
      <style:text-properties style:font-name="Meiryo1" fo:font-weight="normal" officeooo:rsid="0025cce7" officeooo:paragraph-rsid="0025cce7" style:font-weight-asian="normal" style:font-weight-complex="normal"/>
    </style:style>
    <style:style style:name="P22" style:family="paragraph" style:parent-style-name="Standard">
      <style:text-properties style:font-name="Meiryo1" fo:font-weight="normal" officeooo:rsid="002b29c1" officeooo:paragraph-rsid="002b29c1" style:font-weight-asian="normal" style:font-weight-complex="normal"/>
    </style:style>
    <style:style style:name="P23" style:family="paragraph" style:parent-style-name="Standard">
      <style:text-properties style:font-name="Meiryo1" fo:font-weight="normal" officeooo:rsid="002cb3e3" officeooo:paragraph-rsid="002cb3e3" style:font-weight-asian="normal" style:font-weight-complex="normal"/>
    </style:style>
    <style:style style:name="P24" style:family="paragraph" style:parent-style-name="Standard">
      <style:text-properties style:font-name="Meiryo1" fo:font-weight="normal" officeooo:rsid="0032de75" officeooo:paragraph-rsid="0032de75" style:font-weight-asian="normal" style:font-weight-complex="normal"/>
    </style:style>
    <style:style style:name="P25" style:family="paragraph" style:parent-style-name="Standard">
      <style:text-properties style:font-name="Meiryo1" fo:font-weight="normal" officeooo:rsid="003885a1" officeooo:paragraph-rsid="003885a1" style:font-weight-asian="normal" style:font-weight-complex="normal"/>
    </style:style>
    <style:style style:name="P26" style:family="paragraph" style:parent-style-name="Standard">
      <style:text-properties style:font-name="Meiryo1" fo:font-weight="normal" officeooo:rsid="003a2221" officeooo:paragraph-rsid="003a2221" style:font-weight-asian="normal" style:font-weight-complex="normal"/>
    </style:style>
    <style:style style:name="P27" style:family="paragraph" style:parent-style-name="Standard">
      <style:text-properties fo:font-weight="normal" officeooo:rsid="002a3ac3" officeooo:paragraph-rsid="004f5c47" style:font-weight-asian="normal" style:font-weight-complex="normal"/>
    </style:style>
    <style:style style:name="P28" style:family="paragraph" style:parent-style-name="Standard">
      <style:text-properties fo:font-weight="normal" officeooo:rsid="002b29c1" officeooo:paragraph-rsid="0050f133" style:font-weight-asian="normal" style:font-weight-complex="normal"/>
    </style:style>
    <style:style style:name="P29" style:family="paragraph" style:parent-style-name="Standard">
      <style:text-properties fo:font-weight="normal" officeooo:rsid="003be669" officeooo:paragraph-rsid="003be669" style:font-weight-asian="normal" style:font-weight-complex="normal"/>
    </style:style>
    <style:style style:name="P30" style:family="paragraph" style:parent-style-name="Standard">
      <style:text-properties fo:font-weight="normal" officeooo:rsid="0051057b" officeooo:paragraph-rsid="0052171f" style:font-weight-asian="normal" style:font-weight-complex="normal"/>
    </style:style>
    <style:style style:name="T1" style:family="text">
      <style:text-properties officeooo:rsid="00065574"/>
    </style:style>
    <style:style style:name="T2" style:family="text">
      <style:text-properties officeooo:rsid="0008ab4e"/>
    </style:style>
    <style:style style:name="T3" style:family="text">
      <style:text-properties style:font-name="Meiryo1"/>
    </style:style>
    <style:style style:name="T4" style:family="text">
      <style:text-properties style:font-name="Meiryo1" officeooo:rsid="0009fcba"/>
    </style:style>
    <style:style style:name="T5" style:family="text">
      <style:text-properties style:font-name="Meiryo1" officeooo:rsid="000f4316"/>
    </style:style>
    <style:style style:name="T6" style:family="text">
      <style:text-properties style:font-name="Meiryo1" officeooo:rsid="000fa10b"/>
    </style:style>
    <style:style style:name="T7" style:family="text">
      <style:text-properties style:font-name="Meiryo1" officeooo:rsid="0015b70e"/>
    </style:style>
    <style:style style:name="T8" style:family="text">
      <style:text-properties style:font-name="Meiryo1" officeooo:rsid="00184ca8"/>
    </style:style>
    <style:style style:name="T9" style:family="text">
      <style:text-properties style:font-name="Meiryo1" officeooo:rsid="001bec50"/>
    </style:style>
    <style:style style:name="T10" style:family="text">
      <style:text-properties style:font-name="Meiryo1" officeooo:rsid="0021c355"/>
    </style:style>
    <style:style style:name="T11" style:family="text">
      <style:text-properties style:font-name="Meiryo1" officeooo:rsid="002423c6"/>
    </style:style>
    <style:style style:name="T12" style:family="text">
      <style:text-properties style:font-name="Meiryo1" officeooo:rsid="00258504"/>
    </style:style>
    <style:style style:name="T13" style:family="text">
      <style:text-properties style:font-name="Meiryo1" officeooo:rsid="0025cce7"/>
    </style:style>
    <style:style style:name="T14" style:family="text">
      <style:text-properties style:font-name="Meiryo1" officeooo:rsid="002786e2"/>
    </style:style>
    <style:style style:name="T15" style:family="text">
      <style:text-properties style:font-name="Meiryo1" officeooo:rsid="002ad32b"/>
    </style:style>
    <style:style style:name="T16" style:family="text">
      <style:text-properties style:font-name="Meiryo1" officeooo:rsid="003036cc"/>
    </style:style>
    <style:style style:name="T17" style:family="text">
      <style:text-properties style:font-name="Meiryo1" officeooo:rsid="0032de75"/>
    </style:style>
    <style:style style:name="T18" style:family="text">
      <style:text-properties style:font-name="Meiryo1" officeooo:rsid="00363abd"/>
    </style:style>
    <style:style style:name="T19" style:family="text">
      <style:text-properties style:font-name="Meiryo1" officeooo:rsid="003885a1"/>
    </style:style>
    <style:style style:name="T20" style:family="text">
      <style:text-properties style:font-name="Meiryo1" officeooo:rsid="003a2221"/>
    </style:style>
    <style:style style:name="T21" style:family="text">
      <style:text-properties style:font-name="Meiryo1" officeooo:rsid="003e6912"/>
    </style:style>
    <style:style style:name="T22" style:family="text">
      <style:text-properties style:font-name="Meiryo1" officeooo:rsid="004b2e33"/>
    </style:style>
    <style:style style:name="T23" style:family="text">
      <style:text-properties style:font-name="Meiryo1" officeooo:rsid="004b7cd1"/>
    </style:style>
    <style:style style:name="T24" style:family="text">
      <style:text-properties style:font-name="Meiryo1" fo:font-weight="bold" style:font-weight-asian="bold" style:font-weight-complex="bold"/>
    </style:style>
    <style:style style:name="T25" style:family="text">
      <style:text-properties style:font-name="Meiryo1" fo:font-weight="bold" officeooo:rsid="0023da10" style:font-weight-asian="bold" style:font-weight-complex="bold"/>
    </style:style>
    <style:style style:name="T26" style:family="text">
      <style:text-properties style:font-name="Meiryo1" fo:font-weight="bold" officeooo:rsid="002786e2" style:font-weight-asian="bold" style:font-weight-complex="bold"/>
    </style:style>
    <style:style style:name="T27" style:family="text">
      <style:text-properties style:font-name="Meiryo1" fo:font-weight="bold" officeooo:rsid="002ad32b" style:font-weight-asian="bold" style:font-weight-complex="bold"/>
    </style:style>
    <style:style style:name="T28" style:family="text">
      <style:text-properties style:font-name="Meiryo1" officeooo:rsid="004f5c47"/>
    </style:style>
    <style:style style:name="T29" style:family="text">
      <style:text-properties style:font-name="Meiryo1" officeooo:rsid="0052171f"/>
    </style:style>
    <style:style style:name="T30" style:family="text">
      <style:text-properties style:font-name="Meiryo1" officeooo:rsid="005333cb"/>
    </style:style>
    <style:style style:name="T31" style:family="text">
      <style:text-properties officeooo:rsid="0009fc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seño de Compiladores</text:p>
      <text:p text:style-name="P3">Luis Enrique Güitrón Leal A01018616</text:p>
      <text:p text:style-name="P3">Profesor Victor de la Cueva</text:p>
      <text:p text:style-name="P1">Proyecto <text:span text:style-name="T1">2 Parser</text:span></text:p>
      <text:p text:style-name="P1"/>
      <text:p text:style-name="P2">Gramática <text:span text:style-name="T2">en EBNF</text:span></text:p>
      <text:p text:style-name="P2"/>
      <text:p text:style-name="P5"><text:span text:style-name="T31">1. </text:span>program → declaration-list</text:p>
      <text:p text:style-name="P19">2. declaration-list → declaration {declaration}</text:p>
      <text:p text:style-name="P6"><text:span text:style-name="T6">3</text:span><text:span text:style-name="T4">. </text:span><text:span text:style-name="T3">declaration → var-declaration | fun-declaration</text:span></text:p>
      <text:p text:style-name="P6"><text:span text:style-name="T6">4</text:span><text:span text:style-name="T4">. </text:span><text:span text:style-name="T3">var-declaration → </text:span><text:span text:style-name="T4">type-specifier ID </text:span><text:span text:style-name="T9">[ \</text:span><text:span text:style-name="T4">[ NUM </text:span><text:span text:style-name="T9">\</text:span><text:span text:style-name="T4">] </text:span><text:span text:style-name="T9">] </text:span><text:span text:style-name="T4">;</text:span></text:p>
      <text:p text:style-name="P7"><text:span text:style-name="T6">5</text:span><text:span text:style-name="T3">. type-specifier → int | void</text:span></text:p>
      <text:p text:style-name="P20">6. fun-declaration → type-specifier ID \( params \) compound-stmt</text:p>
      <text:p text:style-name="P7"><text:span text:style-name="T10">7</text:span><text:span text:style-name="T3">. params → param-list | void</text:span></text:p>
      <text:p text:style-name="P9"><text:span text:style-name="T10">8</text:span><text:span text:style-name="T3">. param-list → param {, param}</text:span></text:p>
      <text:p text:style-name="P8"><text:span text:style-name="T10">9</text:span><text:span text:style-name="T3">. </text:span><text:span text:style-name="T5">param → type-specifier ID </text:span><text:span text:style-name="T7">[ </text:span><text:span text:style-name="T8">\</text:span><text:span text:style-name="T5">[ </text:span><text:span text:style-name="T8">\</text:span><text:span text:style-name="T5">] </text:span><text:span text:style-name="T7">]</text:span></text:p>
      <text:p text:style-name="P10"><text:span text:style-name="T4">1</text:span><text:span text:style-name="T3">0. compound-stmt → \{ local-declarations statement-list \}</text:span></text:p>
      <text:p text:style-name="P11"><text:span text:style-name="T3">11. local-declarations → </text:span><text:span text:style-name="T11">{var_declaration}</text:span></text:p>
      <text:p text:style-name="P12"><text:span text:style-name="T3">12. statement-list → </text:span><text:span text:style-name="T12">{statement}</text:span></text:p>
      <text:p text:style-name="P12"><text:span text:style-name="T25">1</text:span><text:span text:style-name="T24">3. statement</text:span><text:span text:style-name="T3"> → </text:span><text:span text:style-name="T13">expression-stmt</text:span></text:p>
      <text:p text:style-name="P21"><text:tab/><text:tab/><text:tab/>| selection-stmt</text:p>
      <text:p text:style-name="P21"><text:tab/><text:tab/><text:tab/>| iteration-stmt</text:p>
      <text:p text:style-name="P21"><text:tab/><text:tab/><text:tab/>| return-stmt</text:p>
      <text:p text:style-name="P13"><text:span text:style-name="T3">14. </text:span><text:span text:style-name="T14">expression-stmt → [expression] ;</text:span></text:p>
      <text:p text:style-name="P27"><text:span text:style-name="T26">1</text:span><text:span text:style-name="T24">5. </text:span><text:span text:style-name="T27">selection-stmt</text:span><text:span text:style-name="T15"> → if \( expression \) </text:span><text:span text:style-name="T28">compound_</text:span><text:span text:style-name="T15">st</text:span><text:span text:style-name="T28">mt</text:span><text:span text:style-name="T15"> [ else </text:span><text:span text:style-name="T28">compound_</text:span><text:span text:style-name="T15">st</text:span><text:span text:style-name="T28">mt</text:span><text:span text:style-name="T15"> ]</text:span></text:p>
      <text:p text:style-name="P28"><text:span text:style-name="T27">1</text:span><text:span text:style-name="T24">6. iteration-stmt </text:span><text:span text:style-name="T3">→ while \( expression \) <text:s/></text:span><text:span text:style-name="T28">compound_</text:span><text:span text:style-name="T15">st</text:span><text:span text:style-name="T28">mt</text:span></text:p>
      <text:p text:style-name="P22">17. return-stmt → return [ expression ] ;</text:p>
      <text:p text:style-name="P17"><text:span text:style-name="T3">18. expression → {var =} </text:span><text:span text:style-name="T18">simple-expression</text:span></text:p>
      <text:p text:style-name="P23">19. var → ID [ \[ expression \] ]</text:p>
      <text:p text:style-name="P14"><text:span text:style-name="T15">2</text:span><text:span text:style-name="T3">0. </text:span><text:span text:style-name="T16">simple-expression → additive-expression [ relop additive-expression ]</text:span></text:p>
      <text:p text:style-name="P15"><text:span text:style-name="T16">2</text:span><text:span text:style-name="T3">1. relop → &lt;= | &lt; | &gt; | &gt;= | == | !=</text:span></text:p>
      <text:p text:style-name="P15"><text:span text:style-name="T3">22. additive-expression → </text:span><text:span text:style-name="T17">term {addop term}</text:span></text:p>
      <text:p text:style-name="P24">23. addop → + | -</text:p>
      <text:p text:style-name="P16"><text:span text:style-name="T3">24. term →</text:span><text:span text:style-name="T19"> factor {mulop factor}</text:span></text:p>
      <text:p text:style-name="P25">25. mulop → *|/</text:p>
      <text:p text:style-name="P18"><text:span text:style-name="T3">26. </text:span><text:span text:style-name="T20">factor → </text:span><text:span text:style-name="T22">NUM | </text:span><text:span text:style-name="T20">( expression ) | </text:span><text:span text:style-name="T23">call | var</text:span></text:p>
      <text:p text:style-name="P26">27. call → ID ( args )</text:p>
      <text:p text:style-name="P26"><text:soft-page-break/>28. args → arg-list | ε</text:p>
      <text:p text:style-name="P29"><text:span text:style-name="T3">29. arg-list → expression </text:span><text:span text:style-name="T21">{, expression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iryo1" svg:font-family="Meiryo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2" svg:font-family="Meiryo" style:font-family-generic="swiss" style:font-pitch="variable"/>
    <style:font-face style:name="Meiryo3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iryo" fo:font-size="12pt" fo:language="en" fo:country="US" style:letter-kerning="true" style:font-name-asian="Meiryo3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iryo" fo:font-size="12pt" fo:language="en" fo:country="US" style:letter-kerning="true" style:font-name-asian="Meiryo3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iryo2" fo:font-family="Meiryo" style:font-family-generic="swiss" style:font-pitch="variable" fo:font-size="14pt" style:font-name-asian="Meiryo3" style:font-family-asian="Meiry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6:59:51.416501808</meta:creation-date>
    <dc:date>2019-03-23T21:55:37.077236461</dc:date>
    <meta:editing-duration>PT6H2M53S</meta:editing-duration>
    <meta:editing-cycles>50</meta:editing-cycles>
    <meta:generator>LibreOffice/6.1.4.2$Linux_X86_64 LibreOffice_project/10$Build-2</meta:generator>
    <meta:document-statistic meta:table-count="0" meta:image-count="0" meta:object-count="0" meta:page-count="2" meta:paragraph-count="37" meta:word-count="229" meta:character-count="1344" meta:non-whitespace-character-count="1142"/>
  </office:meta>
</office:document-meta>
</file>